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5000001438F4DB56B30C07E8C.png" manifest:media-type="image/png"/>
  <manifest:file-entry manifest:full-path="Pictures/100000000000020C0000013E721C2E37CD9B7C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c72" officeooo:paragraph-rsid="000e3c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quête</text:p>
      <text:p text:style-name="P1"/>
      <text:p text:style-name="P1"><draw:frame draw:style-name="fr1" draw:name="Image1" text:anchor-type="paragraph" svg:x="0.589cm" svg:y="1.302cm" svg:width="13.864cm" svg:height="8.414cm" draw:z-index="0"><draw:image xlink:href="Pictures/100000000000020C0000013E721C2E37CD9B7C31.png" xlink:type="simple" xlink:show="embed" xlink:actuate="onLoad"/></draw:frame>MC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LD</text:p>
      <text:p text:style-name="P1"><draw:frame draw:style-name="fr1" draw:name="Image2" text:anchor-type="paragraph" svg:x="1.027cm" svg:y="0.979cm" svg:width="14.949cm" svg:height="8.546cm" draw:z-index="1"><draw:image xlink:href="Pictures/1000000000000235000001438F4DB56B30C07E8C.pn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2:46:04.193000000</meta:creation-date>
    <dc:date>2017-09-18T12:47:48.021000000</dc:date>
    <meta:editing-duration>PT1M47S</meta:editing-duration>
    <meta:editing-cycles>1</meta:editing-cycles>
    <meta:generator>LibreOffice/5.2.3.3$Windows_X86_64 LibreOffice_project/d54a8868f08a7b39642414cf2c8ef2f228f780cf</meta:generator>
    <meta:document-statistic meta:table-count="0" meta:image-count="2" meta:object-count="0" meta:page-count="1" meta:paragraph-count="3" meta:word-count="3" meta:character-count="13" meta:non-whitespace-character-count="13"/>
  </office:meta>
</office:document-meta>
</file>